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404e" fo:background-color="transparent"/>
    </style:style>
    <style:style style:name="P2" style:family="paragraph" style:parent-style-name="Standard" style:list-style-name="L1">
      <style:text-properties style:font-name="Arial" officeooo:rsid="000b2350" officeooo:paragraph-rsid="0013404e" fo:background-color="transparent"/>
    </style:style>
    <style:style style:name="P3" style:family="paragraph" style:parent-style-name="Standard">
      <style:text-properties style:font-name="Arial" officeooo:rsid="000b2350" officeooo:paragraph-rsid="0013404e" fo:background-color="transparent"/>
    </style:style>
    <style:style style:name="P4" style:family="paragraph" style:parent-style-name="Standard" style:list-style-name="L1">
      <style:text-properties style:font-name="Arial" officeooo:rsid="000c98d9" officeooo:paragraph-rsid="0013404e" fo:background-color="transparent"/>
    </style:style>
    <style:style style:name="P5" style:family="paragraph" style:parent-style-name="Standard">
      <style:text-properties style:font-name="Arial" officeooo:rsid="000c98d9" officeooo:paragraph-rsid="0013404e" fo:background-color="transparent"/>
    </style:style>
    <style:style style:name="P6" style:family="paragraph" style:parent-style-name="Standard" style:list-style-name="L1">
      <style:text-properties style:font-name="Arial" officeooo:rsid="000d71d5" officeooo:paragraph-rsid="0013404e" fo:background-color="transparent"/>
    </style:style>
    <style:style style:name="P7" style:family="paragraph" style:parent-style-name="Standard">
      <style:text-properties style:font-name="Arial" officeooo:rsid="000d71d5" officeooo:paragraph-rsid="0013404e" fo:background-color="transparent"/>
    </style:style>
    <style:style style:name="P8" style:family="paragraph" style:parent-style-name="Standard" style:list-style-name="L1">
      <style:text-properties style:font-name="Arial" officeooo:rsid="000f05c7" officeooo:paragraph-rsid="0013404e" fo:background-color="transparent"/>
    </style:style>
    <style:style style:name="P9" style:family="paragraph" style:parent-style-name="Standard" style:list-style-name="L3">
      <style:text-properties style:font-name="Arial" officeooo:rsid="000f05c7" officeooo:paragraph-rsid="0013404e" fo:background-color="transparent"/>
    </style:style>
    <style:style style:name="P10" style:family="paragraph" style:parent-style-name="Standard">
      <style:text-properties style:font-name="Arial" officeooo:rsid="000f05c7" officeooo:paragraph-rsid="0013404e" fo:background-color="transparent"/>
    </style:style>
    <style:style style:name="P11" style:family="paragraph" style:parent-style-name="Standard">
      <style:text-properties style:font-name="Arial" officeooo:rsid="00153148" officeooo:paragraph-rsid="00153148" fo:background-color="transparent"/>
    </style:style>
    <style:style style:name="P12" style:family="paragraph" style:parent-style-name="Standard">
      <style:text-properties style:font-name="Arial" officeooo:rsid="0017972c" officeooo:paragraph-rsid="0017972c" fo:background-color="transparent"/>
    </style:style>
    <style:style style:name="T1" style:family="text">
      <style:text-properties officeooo:rsid="0009b20d"/>
    </style:style>
    <style:style style:name="T2" style:family="text">
      <style:text-properties officeooo:rsid="000d0c46"/>
    </style:style>
    <style:style style:name="T3" style:family="text">
      <style:text-properties officeooo:rsid="0010019a"/>
    </style:style>
    <style:style style:name="T4" style:family="text">
      <style:text-properties officeooo:rsid="00103136"/>
    </style:style>
    <style:style style:name="T5" style:family="text">
      <style:text-properties style:font-name="Arial" officeooo:rsid="0009b2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Game Review Document:</text:span></text:p>
      <text:list xml:id="list2326323323" text:style-name="L1">
        <text:list-item>
          <text:p text:style-name="P2">What did you like about this game? What was interesting and unique about the game?</text:p>
        </text:list-item>
      </text:list>
      <text:p text:style-name="P12">I liked the hook mechanics for gathering and how you need support beams to build more floors. </text:p>
      <text:p text:style-name="P3"/>
      <text:list xml:id="list153455870237527" text:continue-numbering="true" text:style-name="L1">
        <text:list-item>
          <text:p text:style-name="P4">What did you dislike about the game? What detracted from your playing experience?</text:p>
        </text:list-item>
      </text:list>
      <text:p text:style-name="P11">I disliked how difficult it was to harvest the palm trees and how low on a chance I was getting to obtain more seeds from barrels.</text:p>
      <text:list xml:id="list153455748672442" text:continue-numbering="true" text:style-name="L1">
        <text:list-header>
          <text:p text:style-name="P4"/>
        </text:list-header>
        <text:list-item>
          <text:p text:style-name="P4"><text:s/><text:span text:style-name="T2">How polished was the game? What makes you say that?</text:span></text:p>
        </text:list-item>
      </text:list>
      <text:p text:style-name="P11"/>
      <text:p text:style-name="P5"/>
      <text:list xml:id="list153455831763376" text:continue-numbering="true" text:style-name="L1">
        <text:list-item>
          <text:p text:style-name="P6">Did the game have a theme? If so, what was it?</text:p>
        </text:list-item>
      </text:list>
      <text:p text:style-name="P11">The theme of the game is to survive and collect resources to expanded your domain. </text:p>
      <text:p text:style-name="P7"/>
      <text:list xml:id="list153455023453151" text:continue-numbering="true" text:style-name="L1">
        <text:list-item>
          <text:p text:style-name="P8">If you were to change this game, what would you change? Why would your changes be better than the originals?</text:p>
        </text:list-item>
      </text:list>
      <text:p text:style-name="P10"/>
      <text:p text:style-name="P10"/>
      <text:p text:style-name="P10">Focusing <text:span text:style-name="T3">on Mechanics:</text:span></text:p>
      <text:list xml:id="list401314765" text:style-name="L3">
        <text:list-item>
          <text:p text:style-name="P9"><text:s/><text:span text:style-name="T4">What interesting mechanics did you notice while playing this game? </text:span></text:p>
        </text:list-item>
      </text:list>
      <text:p text:style-name="P10"/>
      <text:p text:style-name="P10"/>
      <text:list xml:id="list153455961438169" text:continue-numbering="true" text:style-name="L3">
        <text:list-item>
          <text:p text:style-name="P9"><text:s/><text:span text:style-name="T4">How do you think they made these mechanics work?</text:span></text:p>
        </text:list-item>
      </text:list>
      <text:p text:style-name="P10"/>
      <text:p text:style-name="P10"/>
      <text:list xml:id="list153456900845034" text:continue-numbering="true" text:style-name="L3">
        <text:list-item>
          <text:p text:style-name="P9"><text:span text:style-name="T1"><text:s/>When first playing the game, did you understand how all mechanics were supposed to be used? If so, how? If not, what was confusing, and how could it have been made clearer?</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24T15:17:00.389000000</meta:creation-date>
    <dc:date>2023-05-24T15:34:10.271000000</dc:date>
    <meta:editing-duration>PT16M28S</meta:editing-duration>
    <meta:editing-cycles>14</meta:editing-cycles>
    <meta:generator>Trio_Office/6.2.8.2$Windows_x86 LibreOffice_project/</meta:generator>
    <meta:document-statistic meta:table-count="0" meta:image-count="0" meta:object-count="0" meta:page-count="1" meta:paragraph-count="13" meta:word-count="192" meta:character-count="1025" meta:non-whitespace-character-count="847"/>
  </office:meta>
</office:document-meta>
</file>